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0299" calcext:value-type="float">
            <text:p>-1,02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0.9539" calcext:value-type="float">
            <text:p>-0,9539</text:p>
          </table:table-cell>
          <table:table-cell office:value-type="float" office:value="0.0113" calcext:value-type="float">
            <text:p>0,0113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583" calcext:value-type="float">
            <text:p>-1,583</text:p>
          </table:table-cell>
          <table:table-cell office:value-type="float" office:value="0.1138" calcext:value-type="float">
            <text:p>0,1138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502" calcext:value-type="float">
            <text:p>1,5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0009" calcext:value-type="float">
            <text:p>0,0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979" calcext:value-type="float">
            <text:p>1,7979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505" calcext:value-type="float">
            <text:p>0,55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22" calcext:value-type="float">
            <text:p>1,22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3" calcext:value-type="float">
            <text:p>0,8073</text:p>
          </table:table-cell>
          <table:table-cell office:value-type="float" office:value="0.0093" calcext:value-type="float">
            <text:p>0,0093</text:p>
          </table:table-cell>
          <table:table-cell office:value-type="float" office:value="1.8" calcext:value-type="float">
            <text:p>1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1:52:50.2416880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5T14:49:19.178390204</dc:date>
    <meta:editing-duration>PT13M40S</meta:editing-duration>
    <meta:editing-cycles>3</meta:editing-cycles>
    <meta:document-statistic meta:table-count="1" meta:cell-count="39" meta:object-count="0"/>
  </office:meta>
</office:document-meta>
</file>